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officeooo:rsid="00027b3e" officeooo:paragraph-rsid="00027b3e" style:font-size-asian="12pt"/>
    </style:style>
    <style:style style:name="P3" style:family="paragraph" style:parent-style-name="Standard">
      <style:text-properties fo:font-size="12pt" fo:font-weight="bold" style:font-size-asian="12pt" style:font-weight-asian="bold" style:font-weight-complex="bold"/>
    </style:style>
    <style:style style:name="P4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weight-complex="normal"/>
    </style:style>
    <style:style style:name="T5" style:family="text">
      <style:text-properties fo:font-size="12pt" fo:font-weight="normal" officeooo:rsid="00027b3e" style:font-size-asian="12pt" style:font-weight-asian="normal" style:font-weight-complex="normal"/>
    </style:style>
    <style:style style:name="T6" style:family="text">
      <style:text-properties fo:font-size="12pt" style:font-size-asian="12pt"/>
    </style:style>
    <style:style style:name="T7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officeooo:rsid="00027b3e" style:font-size-asian="12pt" style:font-weight-asian="normal" style:font-weight-complex="normal"/>
    </style:style>
    <style:style style:name="T9" style:family="text">
      <style:text-properties fo:font-size="12pt" style:text-underline-style="none" fo:font-weight="normal" style:font-size-asian="12pt" style:font-weight-asian="normal" style:font-weight-complex="normal"/>
    </style:style>
    <style:style style:name="T10" style:family="text">
      <style:text-properties style:text-line-through-style="none" style:text-line-through-type="none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1" style:family="text">
      <style:text-properties style:text-line-through-style="none" style:text-line-through-type="none" fo:font-size="12pt" style:text-underline-style="solid" style:text-underline-width="auto" style:text-underline-color="font-color" fo:font-weight="normal" officeooo:rsid="00027b3e" style:font-size-asian="12pt" style:font-weight-asian="normal" style:font-weight-complex="normal"/>
    </style:style>
    <style:style style:name="T12" style:family="text">
      <style:text-properties style:text-line-through-style="none" style:text-line-through-type="none" fo:font-size="12pt" style:text-underline-style="none" fo:font-weight="normal" style:font-size-asian="12pt" style:font-weight-asian="normal" style:font-weight-complex="normal"/>
    </style:style>
    <style:style style:name="T13" style:family="text">
      <style:text-properties style:text-position="super 58%" fo:font-size="12pt" fo:font-weight="normal" officeooo:rsid="00027b3e" style:font-size-asian="12pt" style:font-weight-asian="normal" style:font-weight-complex="normal"/>
    </style:style>
    <style:style style:name="T14" style:family="text">
      <style:text-properties style:text-position="0% 100%" fo:font-size="12pt" fo:font-weight="normal" officeooo:rsid="00027b3e" style:font-size-asian="12pt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iscreet Biostatistics Project Personal Journal</text:span></text:p>
      <text:p text:style-name="Standard"><text:span text:style-name="T2">Name: </text:span><text:span text:style-name="T4">Tommy Meek</text:span></text:p>
      <text:p text:style-name="Standard"><text:span text:style-name="T2">Date:</text:span><text:span text:style-name="T4"> </text:span><text:span text:style-name="T5">February 4</text:span><text:span text:style-name="T13">th</text:span><text:span text:style-name="T14">, 2020</text:span></text:p>
      <text:p text:style-name="Standard"><text:span text:style-name="T2">2-3 Big Things:</text:span></text:p>
      <text:p text:style-name="P2">Had to dial back my expectations for this week.</text:p>
      <text:p text:style-name="P2">Successfully wrote tests for our python code.</text:p>
      <text:p text:style-name="P1"/>
      <text:p text:style-name="Standard"><text:span text:style-name="T2">Triumphs:</text:span></text:p>
      <text:p text:style-name="P2">The tests verify that our two brute force generation methods are exactly the same for all relevant values.</text:p>
      <text:p text:style-name="P1"/>
      <text:p text:style-name="P2">Tests are ready for the recursive function once we get the bounds straight.</text:p>
      <text:p text:style-name="P1"/>
      <text:p text:style-name="Standard"><text:span text:style-name="T2">Challenges:</text:span></text:p>
      <text:p text:style-name="P2">I wanted to convert the code to using numpy arrays to increase efficiency and enable more thorough testing, but figuring out how to do that was more difficult than I had hoped.</text:p>
      <text:p text:style-name="P1"/>
      <text:p text:style-name="Standard"><text:span text:style-name="T3">I felt </text:span><text:span text:style-name="T8">relieved</text:span><text:span text:style-name="T3"> when I </text:span><text:bookmark-start text:name="__DdeLink__33_2992550956"/><text:span text:style-name="T8">l</text:span><text:bookmark-end text:name="__DdeLink__33_2992550956"/><text:span text:style-name="T8">owered my expectations.</text:span></text:p>
      <text:p text:style-name="Standard"><text:span text:style-name="T3">If I had </text:span><text:span text:style-name="T8">a space to work on Saturdays and Sunday evenings</text:span><text:span text:style-name="T3">, I </text:span><text:span text:style-name="T8">could be more productive</text:span><text:span text:style-name="T3">. </text:span></text:p>
      <text:p text:style-name="Standard"><text:span text:style-name="T3">Right now, I think the project is </text:span><text:span text:style-name="T11">going well</text:span><text:span text:style-name="T12">.</text:span></text:p>
      <text:p text:style-name="Standard"><text:span text:style-name="T3">It would help me if </text:span><text:span text:style-name="T8">This SURP application wasn’t so time consuming</text:span><text:span text:style-name="T3">. </text:span></text:p>
      <text:p text:style-name="Standard"><text:span text:style-name="T3">The thing I want to do next is</text:span><text:span text:style-name="T4"> </text:span><text:span text:style-name="T8">properly code our recursive function so we can test it</text:span><text:span text:style-name="T9">.</text:span></text:p>
      <text:p text:style-name="P3"/>
      <text:p text:style-name="Standard"><text:span text:style-name="T6">I DID NOT meet all my objectives for the week.</text:span></text:p>
      <text:p text:style-name="Standard"><text:span text:style-name="T6">I DO feel like I made progress this week.</text:span></text:p>
      <text:p text:style-name="P4"><text:span text:style-name="T6">I DO NOT think I need an individual mee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04:00</meta:creation-date>
    <meta:initial-creator>Dayquil .</meta:initial-creator>
    <dc:language>en-US</dc:language>
    <dc:date>2020-02-04T17:40:09.601592479</dc:date>
    <meta:editing-cycles>4</meta:editing-cycles>
    <meta:editing-duration>PT36M52S</meta:editing-duration>
    <meta:generator>LibreOffice/6.0.7.3$Linux_X86_64 LibreOffice_project/00m0$Build-3</meta:generator>
    <meta:document-statistic meta:table-count="0" meta:image-count="0" meta:object-count="0" meta:page-count="1" meta:paragraph-count="19" meta:word-count="188" meta:character-count="1035" meta:non-whitespace-character-count="8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